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1e590" officeooo:paragraph-rsid="0011e590"/>
    </style:style>
    <style:style style:name="P2" style:family="paragraph" style:parent-style-name="Standard">
      <style:text-properties officeooo:paragraph-rsid="0011e590"/>
    </style:style>
    <style:style style:name="P3" style:family="paragraph" style:parent-style-name="Standard">
      <style:text-properties officeooo:rsid="0013fa88" officeooo:paragraph-rsid="001546a1"/>
    </style:style>
    <style:style style:name="P4" style:family="paragraph" style:parent-style-name="Standard">
      <style:text-properties officeooo:paragraph-rsid="0013fa88"/>
    </style:style>
    <style:style style:name="P5" style:family="paragraph" style:parent-style-name="Standard">
      <style:text-properties officeooo:paragraph-rsid="001546a1"/>
    </style:style>
    <style:style style:name="P6" style:family="paragraph" style:parent-style-name="Standard">
      <style:text-properties officeooo:rsid="0016f814" officeooo:paragraph-rsid="0016f814"/>
    </style:style>
    <style:style style:name="P7" style:family="paragraph" style:parent-style-name="Standard">
      <style:text-properties officeooo:rsid="001837ed" officeooo:paragraph-rsid="001837ed"/>
    </style:style>
    <style:style style:name="P8" style:family="paragraph" style:parent-style-name="Standard">
      <style:text-properties officeooo:paragraph-rsid="001837ed"/>
    </style:style>
    <style:style style:name="P9" style:family="paragraph" style:parent-style-name="Standard">
      <style:text-properties officeooo:rsid="001bd112" officeooo:paragraph-rsid="001bd112"/>
    </style:style>
    <style:style style:name="P10" style:family="paragraph" style:parent-style-name="Standard">
      <style:text-properties officeooo:paragraph-rsid="001dac40"/>
    </style:style>
    <style:style style:name="P11" style:family="paragraph" style:parent-style-name="Standard">
      <style:text-properties officeooo:rsid="00219b5c" officeooo:paragraph-rsid="00219b5c"/>
    </style:style>
    <style:style style:name="P12" style:family="paragraph" style:parent-style-name="Standard">
      <style:text-properties officeooo:rsid="002adcd3" officeooo:paragraph-rsid="002adcd3"/>
    </style:style>
    <style:style style:name="P13" style:family="paragraph" style:parent-style-name="Standard">
      <style:text-properties officeooo:paragraph-rsid="00219b5c"/>
    </style:style>
    <style:style style:name="P14" style:family="paragraph" style:parent-style-name="Standard">
      <style:text-properties officeooo:rsid="003238a2" officeooo:paragraph-rsid="003238a2"/>
    </style:style>
    <style:style style:name="P15" style:family="paragraph" style:parent-style-name="Standard">
      <style:text-properties officeooo:paragraph-rsid="003238a2"/>
    </style:style>
    <style:style style:name="P16" style:family="paragraph" style:parent-style-name="Standard">
      <style:text-properties officeooo:rsid="0033994d" officeooo:paragraph-rsid="0033994d"/>
    </style:style>
    <style:style style:name="P17" style:family="paragraph" style:parent-style-name="Standard">
      <style:text-properties officeooo:paragraph-rsid="0033994d"/>
    </style:style>
    <style:style style:name="P18" style:family="paragraph" style:parent-style-name="Table_20_Contents">
      <style:text-properties fo:font-size="14pt" officeooo:rsid="0004be61" officeooo:paragraph-rsid="0004be61" style:font-size-asian="14pt" style:font-size-complex="14pt"/>
    </style:style>
    <style:style style:name="P19" style:family="paragraph" style:parent-style-name="Table_20_Contents">
      <style:paragraph-properties fo:text-align="end" style:justify-single-word="false"/>
      <style:text-properties fo:font-size="14pt" officeooo:rsid="0004be61" officeooo:paragraph-rsid="0004be61" style:font-size-asian="14pt" style:font-size-complex="14pt"/>
    </style:style>
    <style:style style:name="P20" style:family="paragraph" style:parent-style-name="Table_20_Contents">
      <style:paragraph-properties fo:text-align="end" style:justify-single-word="false"/>
      <style:text-properties fo:font-size="14pt" officeooo:rsid="0005c211" officeooo:paragraph-rsid="0005c211" style:font-size-asian="14pt" style:font-size-complex="14pt"/>
    </style:style>
    <style:style style:name="P21" style:family="paragraph" style:parent-style-name="Table_20_Contents">
      <style:text-properties fo:font-size="14pt" officeooo:rsid="003755b1" officeooo:paragraph-rsid="003755b1" style:font-size-asian="14pt" style:font-size-complex="14pt"/>
    </style:style>
    <style:style style:name="T1" style:family="text">
      <style:text-properties officeooo:rsid="0011e590"/>
    </style:style>
    <style:style style:name="T2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officeooo:rsid="0011e590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officeooo:rsid="001ecdab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1e590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3926e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837ed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bd112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26b750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2f9cf4" style:font-size-asian="10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3238a2" style:font-size-asian="10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365b6e" style:font-size-asian="10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super 58%" style:font-name="Liberation Serif" fo:font-size="10pt" fo:font-style="normal" fo:text-shadow="none" style:text-underline-style="none" fo:font-weight="normal" officeooo:rsid="0033994d" style:font-size-asian="10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1e590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3926e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3fa88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546a1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837ed" style:font-size-asian="10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bd112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dac40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fcef6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3155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42c0" style:font-size-asian="10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5a47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d689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6b750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adcd3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d560f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e3ebf" style:font-size-asian="10pt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f9cf4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19b5c" style:font-size-asian="10pt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3238a2" style:font-size-asian="10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33994d" style:font-size-asian="10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365b6e" style:font-size-asian="10pt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1a957c" style:font-size-asian="10pt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Liberation Serif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Liberation Serif" fo:font-size="10pt" fo:font-style="normal" fo:text-shadow="none" style:text-underline-style="none" fo:font-weight="normal" officeooo:rsid="0033994d" style:font-size-asian="10pt" style:font-style-asian="normal" style:font-weight-asian="normal" style:text-emphasize="none"/>
    </style:style>
    <style:style style:name="T45" style:family="text">
      <style:text-properties officeooo:rsid="0027c2c1"/>
    </style:style>
    <style:style style:name="T46" style:family="text">
      <style:text-properties officeooo:rsid="003238a2"/>
    </style:style>
    <style:style style:name="T47" style:family="text">
      <style:text-properties officeooo:rsid="00365b6e"/>
    </style:style>
    <style:style style:name="T48" style:family="text">
      <style:text-properties officeooo:rsid="003755b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CHEM 3322: Physical Chemistry II</text:p>
          </table:table-cell>
          <table:table-cell table:style-name="Table1.A1" office:value-type="string">
            <text:p text:style-name="P19">Jonathan Riezman</text:p>
          </table:table-cell>
        </table:table-row>
        <table:table-row>
          <table:table-cell table:style-name="Table1.A1" office:value-type="string">
            <text:p text:style-name="P21">Assignment 1 Part A</text:p>
          </table:table-cell>
          <table:table-cell table:style-name="Table1.A1" office:value-type="string">
            <text:p text:style-name="P20">1/<text:span text:style-name="T48">31</text:span>/21</text:p>
          </table:table-cell>
        </table:table-row>
      </table:table>
      <text:p text:style-name="P2"/>
      <text:p text:style-name="P2"><text:span text:style-name="T1">1a) </text:span><text:span text:style-name="T2">3.3708567 </text:span><text:span text:style-name="T3">x 10</text:span><text:span text:style-name="T6">-19</text:span><text:span text:style-name="T17"> J</text:span></text:p>
      <text:p text:style-name="P2"><text:span text:style-name="T17"/></text:p>
      <text:p text:style-name="P2"><text:span text:style-name="T17">b) </text:span><text:span text:style-name="T16">5.933209</text:span><text:span text:style-name="T18">8</text:span><text:span text:style-name="T16"> </text:span><text:span text:style-name="T18">x 10</text:span><text:span text:style-name="T7">20 </text:span><text:span text:style-name="T18">photons</text:span></text:p>
      <text:p text:style-name="P1"><text:span text:style-name="T16"/></text:p>
      <text:p text:style-name="P1"><text:span text:style-name="T16"/></text:p>
      <text:p text:style-name="P4"><text:span text:style-name="T19">2a) </text:span><text:span text:style-name="T16">7.4245799 </text:span><text:span text:style-name="T19">x 10</text:span><text:span text:style-name="T5">-19</text:span><text:span text:style-name="T16"> </text:span></text:p>
      <text:p text:style-name="P4"><text:span text:style-name="T19"/></text:p>
      <text:p text:style-name="P4"><text:span text:style-name="T19">b) </text:span><text:span text:style-name="T16">4.634058</text:span><text:span text:style-name="T19">3 eV</text:span></text:p>
      <text:p text:style-name="P4"><text:span text:style-name="T19"/></text:p>
      <text:p text:style-name="P4"><text:span text:style-name="T19"/></text:p>
      <text:p text:style-name="P5"><text:span text:style-name="T19">3</text:span><text:span text:style-name="T20">) <text:s/></text:span><text:span text:style-name="T16">3.38945138</text:span><text:span text:style-name="T20"> </text:span><text:span text:style-name="T24">m/s</text:span></text:p>
      <text:p text:style-name="P3"><text:span text:style-name="T16"/></text:p>
      <text:p text:style-name="P6"><text:span text:style-name="T16">4</text:span><text:span text:style-name="T21">) <text:s/></text:span><text:span text:style-name="T25">Consider a blackbody radiator at temperature T. <text:s/>We know the energy density, </text:span><text:span text:style-name="T25"><draw:frame draw:style-name="fr1" draw:name="Object1" text:anchor-type="as-char" svg:y="-0.2728in" svg:width="0.7201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5">is given by</text:span></text:p>
      <text:p text:style-name="P6"><text:span text:style-name="T25"><draw:frame draw:style-name="fr1" draw:name="Object2" text:anchor-type="as-char" svg:y="-0.2681in" svg:width="2.3346in" svg:height="0.57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5"><text:s text:c="2"/></text:span><text:span text:style-name="T26">Let </text:span><text:span text:style-name="T26"><draw:frame draw:style-name="fr1" draw:name="Object3" text:anchor-type="as-char" svg:y="-0.2437in" svg:width="0.6866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6">then we have </text:span><text:span text:style-name="T26"><draw:frame draw:style-name="fr1" draw:name="Object4" text:anchor-type="as-char" svg:y="-0.2689in" svg:width="1.9425in" svg:height="0.442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6">and then </text:span><text:span text:style-name="T26"><draw:frame draw:style-name="fr1" draw:name="Object5" text:anchor-type="as-char" svg:y="-0.2681in" svg:width="2.1654in" svg:height="0.441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6"><text:s text:c="2"/></text:span><text:span text:style-name="T27">Substituting these formulae into the original equation we arrive at </text:span></text:p>
      <text:p text:style-name="P6"><text:span text:style-name="T27"><draw:frame draw:style-name="fr1" draw:name="Object6" text:anchor-type="as-char" svg:y="-0.2925in" svg:width="6.102in" svg:height="0.47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8">where </text:span></text:p>
      <text:p text:style-name="P6"><draw:frame draw:style-name="fr1" draw:name="Object7" text:anchor-type="as-char" svg:y="-0.2925in" svg:width="1.0618in" svg:height="0.4772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45">is a constant. <text:s/></text:span><text:span text:style-name="T29">Therefore the energy depends on temperature as T</text:span><text:span text:style-name="T10">4</text:span><text:span text:style-name="T29">.</text:span></text:p>
      <text:p text:style-name="P6"><text:span text:style-name="T21"/></text:p>
      <text:p text:style-name="P6"><text:span text:style-name="T21"/></text:p>
      <text:p text:style-name="P8"><text:span text:style-name="T21">5a) </text:span><text:span text:style-name="T16">5.272859</text:span><text:span text:style-name="T21">1 x 10</text:span><text:span text:style-name="T8">-26</text:span><text:span text:style-name="T21"> J</text:span></text:p>
      <text:p text:style-name="P8"><text:span text:style-name="T21"/></text:p>
      <text:p text:style-name="P7"><text:span text:style-name="T16">b) 3.17538996 </text:span><text:span text:style-name="T34">x10</text:span><text:span text:style-name="T12">-2</text:span><text:span text:style-name="T16"> J</text:span><text:span text:style-name="T39">·</text:span><text:span text:style-name="T16">mol</text:span><text:span text:style-name="T5">-1</text:span></text:p>
      <text:p text:style-name="P7"><text:span text:style-name="T16"/></text:p>
      <text:p text:style-name="P7"/>
      <text:p text:style-name="P8"><text:span text:style-name="T21">6a) </text:span><text:span text:style-name="T16">6329.9109 </text:span><text:span text:style-name="T40">Å</text:span></text:p>
      <text:p text:style-name="P7"><text:span text:style-name="T16"/></text:p>
      <text:p text:style-name="P8"><text:span text:style-name="T22">b) 15798.011 cm</text:span><text:span text:style-name="T9">-1</text:span></text:p>
      <text:p text:style-name="P8"><text:span text:style-name="T9"/></text:p>
      <text:p text:style-name="P10"><text:span text:style-name="T22">c</text:span><text:span text:style-name="T23">) </text:span><text:span text:style-name="T2">2997097</text:span><text:span text:style-name="T4">70 m/s</text:span></text:p>
      <text:p text:style-name="P8"><text:span text:style-name="T22"/></text:p>
      <text:p text:style-name="P8"><text:span text:style-name="T22"/></text:p>
      <text:p text:style-name="P9"><text:span text:style-name="T16">7</text:span><text:span text:style-name="T30">a</text:span><text:span text:style-name="T16">) </text:span><text:span text:style-name="T30">For X-Rays of wavelength 3.00 x 10</text:span><text:span text:style-name="T11">-10</text:span><text:span text:style-name="T30"> m (3.00 </text:span><text:span text:style-name="T41">Å</text:span><text:span text:style-name="T30">) incident at an angle of 90</text:span><text:span text:style-name="T42">°</text:span><text:span text:style-name="T30"> = </text:span><text:span text:style-name="T30"><draw:frame draw:style-name="fr1" draw:name="Object8" text:anchor-type="as-char" svg:y="-0.1571in" svg:width="0.2126in" svg:height="0.306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0">radians the change in wavelength is described by the equation </text:span><text:span text:style-name="T30"><draw:frame draw:style-name="fr1" draw:name="Object9" text:anchor-type="as-char" svg:y="-0.3661in" svg:width="4.261in" svg:height="0.53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1">so the final wavelength of the scattered X-Rays is</text:span><text:span text:style-name="T31"><draw:frame draw:style-name="fr1" draw:name="Object10" text:anchor-type="as-char" svg:y="-0.172in" svg:width="2.689in" svg:height="0.232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9"><text:span text:style-name="T31"/></text:p>
      <text:p text:style-name="P12"><text:span text:style-name="T31">b</text:span><text:span text:style-name="T16">) <text:s/></text:span><text:span text:style-name="T32">The initial energy of the incoming X-Ray photon is given by </text:span><text:span text:style-name="T32"><draw:frame draw:style-name="fr1" draw:name="Object11" text:anchor-type="as-char" svg:y="-0.2437in" svg:width="2.3654in" svg:height="0.34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2">by the same relation we know that the final energy of the scattered photon is </text:span><text:span text:style-name="T32"><draw:frame draw:style-name="fr1" draw:name="Object12" text:anchor-type="as-char" svg:y="-0.172in" svg:width="1.3681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2">and because energy is conserved (even if momentum is not because this is an inelastic collision) we know that the energy lost </text:span><text:soft-page-break/><text:span text:style-name="T32">by the scattered X-Ray photon will be equal to the </text:span><text:span text:style-name="T33">kinetic </text:span><text:span text:style-name="T32">energy gained by the scattered electron. <text:s/>Thus we have </text:span><text:span text:style-name="T32"><draw:frame draw:style-name="fr1" draw:name="Object13" text:anchor-type="as-char" svg:y="-0.3102in" svg:width="5.5035in" svg:height="0.483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3">which is equal to </text:span><text:span text:style-name="T33"><draw:frame draw:style-name="fr1" draw:name="Object14" text:anchor-type="as-char" svg:y="-0.2437in" svg:width="1.3701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22"/></text:p>
      <text:p text:style-name="P7"><text:span text:style-name="T22"/></text:p>
      <text:p text:style-name="P13"><text:span text:style-name="T22">8</text:span><text:span text:style-name="T35">a) <text:s/></text:span><text:span text:style-name="T16">20564.546 </text:span><text:span text:style-name="T36">cm</text:span><text:span text:style-name="T13">-1</text:span></text:p>
      <text:p text:style-name="P13"/>
      <text:p text:style-name="P15"><text:span text:style-name="T36">b) <text:s/></text:span><text:span text:style-name="T16">257.2684</text:span><text:span text:style-name="T36">1 cm</text:span><text:span text:style-name="T13">-1</text:span></text:p>
      <text:p text:style-name="P14"><text:span text:style-name="T16"/></text:p>
      <text:p text:style-name="P15"><text:span text:style-name="T36">c) <text:s/></text:span><text:span text:style-name="T16">27419.39</text:span><text:span text:style-name="T38">6 cm</text:span><text:span text:style-name="T14">-1</text:span></text:p>
      <text:p text:style-name="P11"><text:span text:style-name="T16"/></text:p>
      <text:p text:style-name="P17"><text:span text:style-name="T37">d) </text:span><text:span text:style-name="T43">109677.5834028 </text:span><text:span text:style-name="T44">cm</text:span><text:span text:style-name="T15">-1</text:span></text:p>
      <text:p text:style-name="P17"><text:span text:style-name="T44"/></text:p>
      <text:p text:style-name="P16"><text:span text:style-name="T44">e</text:span><text:span text:style-name="T43">) The Lyman series.</text:span></text:p>
      <text:p text:style-name="P16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" meta:image-count="0" meta:object-count="14" meta:page-count="2" meta:paragraph-count="25" meta:word-count="220" meta:character-count="1231" meta:non-whitespace-character-count="1019"/>
  </office:meta>
</office:document-meta>
</file>

<file path=Object 1/content.xml><?xml version="1.0" encoding="utf-8"?>
<math xmlns="http://www.w3.org/1998/Math/MathML" display="block">
  <semantics>
    <mrow>
      <mfrac>
        <mrow>
          <msub>
            <mi>E</mi>
            <mi mathvariant="italic">total</mi>
          </msub>
          <mrow>
            <mo fence="true" stretchy="false">(</mo>
            <mrow>
              <mi>T</mi>
            </mrow>
            <mo fence="true" stretchy="false">)</mo>
          </mrow>
        </mrow>
        <mi>V</mi>
      </mfrac>
      <mi>,</mi>
    </mrow>
    <annotation encoding="StarMath 5.0">{E_total( T ) } over V,</annotation>
  </semantics>
</math>
</file>

<file path=Object 10/content.xml><?xml version="1.0" encoding="utf-8"?>
<math xmlns="http://www.w3.org/1998/Math/MathML" display="block">
  <semantics>
    <mrow>
      <mrow>
        <msub>
          <mi>λ</mi>
          <mi mathvariant="italic">final</mi>
        </msub>
        <mo stretchy="false">=</mo>
        <mrow>
          <msub>
            <mi>λ</mi>
            <mi mathvariant="italic">intial</mi>
          </msub>
          <mo stretchy="false">+</mo>
          <mi mathvariant="normal">Δ</mi>
        </mrow>
      </mrow>
      <mrow>
        <mi>λ</mi>
        <mo stretchy="false">=</mo>
        <mn>3.0242631</mn>
      </mrow>
      <mi>x</mi>
      <msup>
        <mn>10</mn>
        <mrow>
          <mo stretchy="false">−</mo>
          <mn>10</mn>
        </mrow>
      </msup>
      <mi>m</mi>
      <mi>.</mi>
    </mrow>
    <annotation encoding="StarMath 5.0">%lambda_final = %lambda_intial +{ %DELTA }%lambda=3.0242631 x 10^-10 m.</annotation>
  </semantics>
</math>
</file>

<file path=Object 11/content.xml><?xml version="1.0" encoding="utf-8"?>
<math xmlns="http://www.w3.org/1998/Math/MathML" display="block">
  <semantics>
    <mrow>
      <mrow>
        <mi>E</mi>
        <mo stretchy="false">=</mo>
        <mi>h</mi>
      </mrow>
      <mrow>
        <mi>ν</mi>
        <mo stretchy="false">=</mo>
        <mfrac>
          <mi mathvariant="italic">hc</mi>
          <mi>λ</mi>
        </mfrac>
        <mo stretchy="false">=</mo>
        <mn>6.6214862</mn>
      </mrow>
      <mi>x</mi>
      <msup>
        <mn>10</mn>
        <mrow>
          <mo stretchy="false">−</mo>
          <mn>16</mn>
        </mrow>
      </msup>
      <mi>J</mi>
      <mi>,</mi>
    </mrow>
    <annotation encoding="StarMath 5.0">E=h%nu={ hc }over{ %lambda }= 6.6214862x10^{-16}J,
</annotation>
  </semantics>
</math>
</file>

<file path=Object 12/content.xml><?xml version="1.0" encoding="utf-8"?>
<math xmlns="http://www.w3.org/1998/Math/MathML" display="block">
  <semantics>
    <mrow>
      <mn>6.5683632</mn>
      <mi>x</mi>
      <msup>
        <mn>10</mn>
        <mrow>
          <mo stretchy="false">−</mo>
          <mn>16</mn>
        </mrow>
      </msup>
      <mi>J</mi>
    </mrow>
    <annotation encoding="StarMath 5.0">6.5683632x10^{-16}J
</annotation>
  </semantics>
</math>
</file>

<file path=Object 13/content.xml><?xml version="1.0" encoding="utf-8"?>
<math xmlns="http://www.w3.org/1998/Math/MathML" display="block">
  <semantics>
    <mrow>
      <mrow>
        <msub>
          <mi mathvariant="italic">KE</mi>
          <mi mathvariant="italic">electron</mi>
        </msub>
        <mo stretchy="false">=</mo>
        <mi mathvariant="normal">Δ</mi>
      </mrow>
      <mrow>
        <msub>
          <mi>E</mi>
          <mi mathvariant="italic">photon</mi>
        </msub>
        <mo stretchy="false">=</mo>
        <mrow>
          <msub>
            <mi>E</mi>
            <mi>f</mi>
          </msub>
          <mo stretchy="false">−</mo>
          <msub>
            <mi>E</mi>
            <mi>i</mi>
          </msub>
        </mrow>
        <mo stretchy="false">=</mo>
        <mn>5.3122957</mn>
      </mrow>
      <mi>x</mi>
      <msup>
        <mn>10</mn>
        <mrow>
          <mo stretchy="false">−</mo>
          <mn>18</mn>
        </mrow>
      </msup>
      <mrow>
        <mi>J</mi>
        <mo stretchy="false">=</mo>
        <mfrac>
          <mn>1</mn>
          <mn>2</mn>
        </mfrac>
      </mrow>
      <msub>
        <mi>m</mi>
        <mi mathvariant="italic">electron</mi>
      </msub>
      <msup>
        <mi>v</mi>
        <mn>2</mn>
      </msup>
      <mo stretchy="false">⇒</mo>
      <mrow>
        <mi>v</mi>
        <mo stretchy="false">=</mo>
        <msqrt>
          <mfrac>
            <mrow>
              <mn>2</mn>
              <mrow>
                <mo fence="true" stretchy="false">(</mo>
                <mrow>
                  <msub>
                    <mi mathvariant="italic">KE</mi>
                    <mi mathvariant="italic">electron</mi>
                  </msub>
                </mrow>
                <mo fence="true" stretchy="false">)</mo>
              </mrow>
            </mrow>
            <msub>
              <mi>m</mi>
              <mi mathvariant="italic">electron</mi>
            </msub>
          </mfrac>
        </msqrt>
      </mrow>
    </mrow>
    <annotation encoding="StarMath 5.0">KE_electron = %DELTA E_photon = E_f - E_i=5.3122957x10^{-18}J = 1 over 2 m_electron v^2 drarrow v=sqrt{ {2(KE_electron)} over m_electron }
</annotation>
  </semantics>
</math>
</file>

<file path=Object 14/content.xml><?xml version="1.0" encoding="utf-8"?>
<math xmlns="http://www.w3.org/1998/Math/MathML" display="block">
  <semantics>
    <mrow>
      <mn>3.4151644</mn>
      <mi>x</mi>
      <msup>
        <mn>10</mn>
        <mn>6</mn>
      </msup>
      <mfrac>
        <mi>m</mi>
        <mi>s</mi>
      </mfrac>
      <mi>.</mi>
    </mrow>
    <annotation encoding="StarMath 5.0">3.4151644x10^6 m over s.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∫</mo>
            <mn>0</mn>
            <mi mathvariant="normal">∞</mi>
          </munderover>
          <mrow>
            <mi>ρ</mi>
            <mrow>
              <mo fence="true" stretchy="false">(</mo>
              <mrow>
                <mrow>
                  <mi>ν</mi>
                  <mi>,</mi>
                  <mi>T</mi>
                </mrow>
              </mrow>
              <mo fence="true" stretchy="false">)</mo>
            </mrow>
            <mi>d</mi>
            <mi>ν</mi>
          </mrow>
        </mrow>
        <mo stretchy="false">=</mo>
        <mrow>
          <munderover>
            <mo stretchy="false">∫</mo>
            <mn>0</mn>
            <mi mathvariant="normal">∞</mi>
          </munderover>
          <mfrac>
            <mrow>
              <mn>8</mn>
              <mi>π</mi>
              <mi>h</mi>
              <msup>
                <mi>ν</mi>
                <mn>3</mn>
              </msup>
            </mrow>
            <mrow>
              <msup>
                <mi>c</mi>
                <mn>3</mn>
              </msup>
              <mrow>
                <mrow>
                  <mo fence="true" stretchy="false">(</mo>
                  <mrow>
                    <msup>
                      <mi>e</mi>
                      <mfrac>
                        <mrow>
                          <mi>h</mi>
                          <mi>ν</mi>
                        </mrow>
                        <mrow>
                          <msub>
                            <mi>k</mi>
                            <mi>B</mi>
                          </msub>
                          <mi>T</mi>
                        </mrow>
                      </mfrac>
                    </msup>
                  </mrow>
                  <mo fence="true" stretchy="false">)</mo>
                </mrow>
                <mo stretchy="false">−</mo>
                <mn>1</mn>
              </mrow>
            </mrow>
          </mfrac>
        </mrow>
      </mrow>
      <mi>d</mi>
      <mi>ν</mi>
      <mi>.</mi>
    </mrow>
    <annotation encoding="StarMath 5.0">int from 0 to infinity { %rho(%nu,T)d%nu } = int from 0 to infinity {{ {8%pi h%nu^3} } over {c^3(e^{{h%nu} over {k_{B}T}})-1}}d%nu .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frac>
          <mrow>
            <mi>h</mi>
            <mi>ν</mi>
          </mrow>
          <mrow>
            <msub>
              <mi>k</mi>
              <mi>B</mi>
            </msub>
            <mi>T</mi>
          </mrow>
        </mfrac>
      </mrow>
      <mi>,</mi>
    </mrow>
    <annotation encoding="StarMath 5.0">x = {{h%nu} over {k_{B}T}},</annotation>
  </semantics>
</math>
</file>

<file path=Object 4/content.xml><?xml version="1.0" encoding="utf-8"?>
<math xmlns="http://www.w3.org/1998/Math/MathML" display="block">
  <semantics>
    <mrow>
      <mrow>
        <mi mathvariant="italic">dx</mi>
        <mo stretchy="false">=</mo>
        <mfrac>
          <mi>h</mi>
          <mrow>
            <msub>
              <mi>k</mi>
              <mi>B</mi>
            </msub>
            <mi>T</mi>
          </mrow>
        </mfrac>
      </mrow>
      <mi>d</mi>
      <mi>ν</mi>
      <mo stretchy="false">⇒</mo>
      <mi>d</mi>
      <mrow>
        <mi>ν</mi>
        <mo stretchy="false">=</mo>
        <mfrac>
          <mrow>
            <msub>
              <mi>k</mi>
              <mi>B</mi>
            </msub>
            <mi>T</mi>
          </mrow>
          <mi>h</mi>
        </mfrac>
      </mrow>
      <mi mathvariant="italic">dx</mi>
    </mrow>
    <annotation encoding="StarMath 5.0">dx = {{h} over {k_{B}T}}d%nu drarrow d%nu = {k_{B}T} over {h} dx</annotation>
  </semantics>
</math>
</file>

<file path=Object 5/content.xml><?xml version="1.0" encoding="utf-8"?>
<math xmlns="http://www.w3.org/1998/Math/MathML" display="block">
  <semantics>
    <mrow>
      <mrow>
        <msup>
          <mi>x</mi>
          <mn>3</mn>
        </msup>
        <mo stretchy="false">=</mo>
        <msup>
          <mrow>
            <mo fence="true" stretchy="false">(</mo>
            <mrow>
              <mfrac>
                <mi>h</mi>
                <mrow>
                  <msub>
                    <mi>k</mi>
                    <mi>B</mi>
                  </msub>
                  <mi>T</mi>
                </mrow>
              </mfrac>
            </mrow>
            <mo fence="true" stretchy="false">)</mo>
          </mrow>
          <mn>3</mn>
        </msup>
      </mrow>
      <msup>
        <mi>ν</mi>
        <mn>3</mn>
      </msup>
      <mo stretchy="false">⇒</mo>
      <mrow>
        <msup>
          <mi>ν</mi>
          <mn>3</mn>
        </msup>
        <mo stretchy="false">=</mo>
        <msup>
          <mrow>
            <mo fence="true" stretchy="false">(</mo>
            <mrow>
              <mfrac>
                <mi>h</mi>
                <mrow>
                  <msub>
                    <mi>k</mi>
                    <mi>B</mi>
                  </msub>
                  <mi>T</mi>
                </mrow>
              </mfrac>
            </mrow>
            <mo fence="true" stretchy="false">)</mo>
          </mrow>
          <mn>3</mn>
        </msup>
      </mrow>
      <msup>
        <mi>x</mi>
        <mn>3</mn>
      </msup>
      <mi>.</mi>
    </mrow>
    <annotation encoding="StarMath 5.0">x^3 = ({{h} over {k_{B}T}})^3 %nu^3 drarrow %nu^3 =( {{h} over {k_{B}T}} )^3 x^3 .</annotation>
  </semantics>
</math>
</file>

<file path=Object 6/content.xml><?xml version="1.0" encoding="utf-8"?>
<math xmlns="http://www.w3.org/1998/Math/MathML" display="block">
  <semantics>
    <mrow>
      <mrow>
        <mfrac>
          <mrow>
            <msub>
              <mi>E</mi>
              <mi mathvariant="italic">total</mi>
            </msub>
            <mrow>
              <mo fence="true" stretchy="false">(</mo>
              <mrow>
                <mi>T</mi>
              </mrow>
              <mo fence="true" stretchy="false">)</mo>
            </mrow>
          </mrow>
          <mi>V</mi>
        </mfrac>
        <mo stretchy="false">=</mo>
        <mrow>
          <mfrac>
            <mrow>
              <mn>8</mn>
              <mi>π</mi>
              <mi>h</mi>
            </mrow>
            <msup>
              <mi>c</mi>
              <mn>3</mn>
            </msup>
          </mfrac>
          <mrow>
            <munderover>
              <mo stretchy="false">∫</mo>
              <mn>0</mn>
              <mi mathvariant="normal">∞</mi>
            </munderover>
            <mfrac>
              <mrow>
                <msup>
                  <msub>
                    <mi>k</mi>
                    <mi>B</mi>
                  </msub>
                  <mn>3</mn>
                </msup>
                <msup>
                  <mi>T</mi>
                  <mn>3</mn>
                </msup>
                <msup>
                  <mi>h</mi>
                  <mrow>
                    <mo stretchy="false">−</mo>
                    <mn>3</mn>
                  </mrow>
                </msup>
                <msup>
                  <mi>x</mi>
                  <mn>3</mn>
                </msup>
              </mrow>
              <mrow>
                <msup>
                  <mi>e</mi>
                  <mi>x</mi>
                </msup>
                <mo stretchy="false">−</mo>
                <mn>1</mn>
              </mrow>
            </mfrac>
          </mrow>
          <mrow>
            <mo fence="true" stretchy="false">(</mo>
            <mrow>
              <mrow>
                <msub>
                  <mi>k</mi>
                  <mi>B</mi>
                </msub>
                <msup>
                  <mi mathvariant="italic">Th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  <mi mathvariant="italic">dx</mi>
        </mrow>
        <mo stretchy="false">=</mo>
        <mfrac>
          <mrow>
            <mn>8</mn>
            <mi>π</mi>
            <msup>
              <msub>
                <mi>k</mi>
                <mi>B</mi>
              </msub>
              <mn>4</mn>
            </msup>
            <msup>
              <mi>T</mi>
              <mn>4</mn>
            </msup>
          </mrow>
          <msup>
            <mrow>
              <mo fence="true" stretchy="false">(</mo>
              <mrow>
                <mi mathvariant="italic">hc</mi>
              </mrow>
              <mo fence="true" stretchy="false">)</mo>
            </mrow>
            <mn>3</mn>
          </msup>
        </mfrac>
      </mrow>
      <mrow>
        <munderover>
          <mo stretchy="false">∫</mo>
          <mn>0</mn>
          <mi mathvariant="normal"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o fence="true" stretchy="false">(</mo>
          <mrow>
            <mfrac>
              <mrow>
                <mn>8</mn>
                <mi>π</mi>
                <msup>
                  <msub>
                    <mi>k</mi>
                    <mi>B</mi>
                  </msub>
                  <mn>4</mn>
                </msup>
                <msup>
                  <mi>T</mi>
                  <mn>4</mn>
                </msup>
              </mrow>
              <msup>
                <mrow>
                  <mo fence="true" stretchy="false">(</mo>
                  <mrow>
                    <mi mathvariant="italic">hc</mi>
                  </mrow>
                  <mo fence="true" stretchy="false">)</mo>
                </mrow>
                <mn>3</mn>
              </msup>
            </mfrac>
          </mrow>
          <mo fence="true" stretchy="false">)</mo>
        </mrow>
      </mrow>
      <mrow>
        <mrow>
          <mo fence="true" stretchy="false">(</mo>
          <mrow>
            <mfrac>
              <msup>
                <mi>π</mi>
                <mn>4</mn>
              </msup>
              <mn>15</mn>
            </mfrac>
          </mrow>
          <mo fence="true" stretchy="false">)</mo>
        </mrow>
        <mo stretchy="false">=</mo>
        <mi>σ</mi>
      </mrow>
      <msup>
        <mi>T</mi>
        <mn>4</mn>
      </msup>
    </mrow>
    <annotation encoding="StarMath 5.0">{{E_total( T ) } over V} = {{{ 8%pi h } over { c^3 }} {int from 0 to infinity { {{k_B}^{3}T^{3}h^{-3}{x^3}} over {e^x -1}  } }(k_B Th^-1)dx} = {8%pi{ k_{B} }^4{ T^4}} over { (hc)^3 } int from 0 to infinity { x^3 over {e^x -1} } dx = ({8%pi{ k_{B} }^4{ T^4}} over { (hc)^3 }) ({%pi^4} over {15}) = %sigma T^4</annotation>
  </semantics>
</math>
</file>

<file path=Object 7/content.xml><?xml version="1.0" encoding="utf-8"?>
<math xmlns="http://www.w3.org/1998/Math/MathML" display="block">
  <semantics>
    <mrow>
      <mrow>
        <mi>σ</mi>
        <mo stretchy="false">=</mo>
        <mrow>
          <mo fence="true" stretchy="false">(</mo>
          <mrow>
            <mfrac>
              <mn>8</mn>
              <mn>15</mn>
            </mfrac>
          </mrow>
          <mo fence="true" stretchy="false">)</mo>
        </mrow>
      </mrow>
      <mfrac>
        <mrow>
          <msup>
            <mi>π</mi>
            <mn>5</mn>
          </msup>
          <msup>
            <msub>
              <mi>k</mi>
              <mi>b</mi>
            </msub>
            <mn>4</mn>
          </msup>
        </mrow>
        <msup>
          <mrow>
            <mo fence="true" stretchy="false">(</mo>
            <mrow>
              <mi mathvariant="italic">hc</mi>
            </mrow>
            <mo fence="true" stretchy="false">)</mo>
          </mrow>
          <mn>3</mn>
        </msup>
      </mfrac>
    </mrow>
    <annotation encoding="StarMath 5.0">%sigma = (8 over 15) { %pi^5 {k_b}^4 } over { (hc)^3 }</annotation>
  </semantics>
</math>
</file>

<file path=Object 8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9/content.xml><?xml version="1.0" encoding="utf-8"?>
<math xmlns="http://www.w3.org/1998/Math/MathML" display="block">
  <semantics>
    <mrow>
      <mi mathvariant="normal">Δ</mi>
      <mrow>
        <mi>λ</mi>
        <mo stretchy="false">=</mo>
        <mfrac>
          <mrow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i>θ</mi>
                </mrow>
              </mrow>
              <mo fence="true" stretchy="false">)</mo>
            </mrow>
            <mi>h</mi>
          </mrow>
          <mrow>
            <msub>
              <mi>m</mi>
              <mi>e</mi>
            </msub>
            <mi>c</mi>
          </mrow>
        </mfrac>
        <mo stretchy="false">=</mo>
        <mfrac>
          <mrow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frac>
                        <mi>π</mi>
                        <mn>2</mn>
                      </mfrac>
                    </mrow>
                    <mo fence="true" stretchy="false">)</mo>
                  </mrow>
                </mrow>
              </mrow>
              <mo fence="true" stretchy="false">)</mo>
            </mrow>
            <mi>h</mi>
          </mrow>
          <mrow>
            <msub>
              <mi>m</mi>
              <mi>e</mi>
            </msub>
            <mi>c</mi>
          </mrow>
        </mfrac>
        <mo stretchy="false">=</mo>
        <mfrac>
          <mi>h</mi>
          <mrow>
            <msub>
              <mi>m</mi>
              <mi>e</mi>
            </msub>
            <mi>c</mi>
          </mrow>
        </mfrac>
        <mo stretchy="false">=</mo>
        <mn>2.4263102</mn>
      </mrow>
      <mi>x</mi>
      <msup>
        <mn>10</mn>
        <mrow>
          <mo stretchy="false">−</mo>
          <mn>12</mn>
        </mrow>
      </msup>
      <mi>m</mi>
    </mrow>
    <annotation encoding="StarMath 5.0">{%DELTA}{ %lambda } = {( 1-cos%theta )h} over {{m_e}c} = {( 1-cos( {%pi} over 2)  )h} over {{m_e}c} = {h} over {{m_e}c} = 2.4263102x10^{-12}
m</annotation>
  </semantics>
</math>
</file>